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elle1" style:family="table">
      <style:table-properties style:width="15.081cm" fo:margin-left="1.042cm" fo:margin-right="1.466cm" table:align="margins"/>
    </style:style>
    <style:style style:name="Tabelle1.A" style:family="table-column">
      <style:table-column-properties style:column-width="2.487cm" style:rel-column-width="10807*"/>
    </style:style>
    <style:style style:name="Tabelle1.B" style:family="table-column">
      <style:table-column-properties style:column-width="2.461cm" style:rel-column-width="10692*"/>
    </style:style>
    <style:style style:name="Tabelle1.C" style:family="table-column">
      <style:table-column-properties style:column-width="2.699cm" style:rel-column-width="11727*"/>
    </style:style>
    <style:style style:name="Tabelle1.D" style:family="table-column">
      <style:table-column-properties style:column-width="2.54cm" style:rel-column-width="11037*"/>
    </style:style>
    <style:style style:name="Tabelle1.F" style:family="table-column">
      <style:table-column-properties style:column-width="2.355cm" style:rel-column-width="1023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5.399cm" fo:margin-left="0.91cm" fo:margin-right="1.281cm" table:align="margins"/>
    </style:style>
    <style:style style:name="Tabelle2.A" style:family="table-column">
      <style:table-column-properties style:column-width="1.614cm" style:rel-column-width="6868*"/>
    </style:style>
    <style:style style:name="Tabelle2.B" style:family="table-column">
      <style:table-column-properties style:column-width="2.275cm" style:rel-column-width="9683*"/>
    </style:style>
    <style:style style:name="Tabelle2.C" style:family="table-column">
      <style:table-column-properties style:column-width="2.355cm" style:rel-column-width="10021*"/>
    </style:style>
    <style:style style:name="Tabelle2.E" style:family="table-column">
      <style:table-column-properties style:column-width="2.328cm" style:rel-column-width="9909*"/>
    </style:style>
    <style:style style:name="Tabelle2.F" style:family="table-column">
      <style:table-column-properties style:column-width="2.302cm" style:rel-column-width="9796*"/>
    </style:style>
    <style:style style:name="Tabelle2.G" style:family="table-column">
      <style:table-column-properties style:column-width="2.17cm" style:rel-column-width="9237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G1" style:family="table-cell">
      <style:table-cell-properties fo:padding="0.097cm" fo:border="0.002cm solid #000000"/>
    </style:style>
    <style:style style:name="Tabel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none" fo:border-top="none" fo:border-bottom="0.002cm solid #000000"/>
    </style:style>
    <style:style style:name="Tabelle2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2.G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5.425cm" fo:margin-left="0.884cm" fo:margin-right="1.281cm" table:align="margins"/>
    </style:style>
    <style:style style:name="Tabelle3.A" style:family="table-column">
      <style:table-column-properties style:column-width="3.598cm" style:rel-column-width="15287*"/>
    </style:style>
    <style:style style:name="Tabelle3.B" style:family="table-column">
      <style:table-column-properties style:column-width="3.863cm" style:rel-column-width="16411*"/>
    </style:style>
    <style:style style:name="Tabelle3.C" style:family="table-column">
      <style:table-column-properties style:column-width="4.339cm" style:rel-column-width="18435*"/>
    </style:style>
    <style:style style:name="Tabelle3.D" style:family="table-column">
      <style:table-column-properties style:column-width="3.625cm" style:rel-column-width="15402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D1" style:family="table-cell">
      <style:table-cell-properties fo:padding="0.097cm" fo:border="0.002cm solid #000000"/>
    </style:style>
    <style:style style:name="Tabel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3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5.478cm" fo:margin-left="0.884cm" fo:margin-right="1.228cm" table:align="margins"/>
    </style:style>
    <style:style style:name="Tabelle4.A" style:family="table-column">
      <style:table-column-properties style:column-width="3.413cm" style:rel-column-width="14451*"/>
    </style:style>
    <style:style style:name="Tabelle4.B" style:family="table-column">
      <style:table-column-properties style:column-width="2.381cm" style:rel-column-width="10082*"/>
    </style:style>
    <style:style style:name="Tabelle4.C" style:family="table-column">
      <style:table-column-properties style:column-width="2.302cm" style:rel-column-width="9746*"/>
    </style:style>
    <style:style style:name="Tabelle4.D" style:family="table-column">
      <style:table-column-properties style:column-width="2.408cm" style:rel-column-width="10194*"/>
    </style:style>
    <style:style style:name="Tabelle4.E" style:family="table-column">
      <style:table-column-properties style:column-width="2.434cm" style:rel-column-width="10306*"/>
    </style:style>
    <style:style style:name="Tabelle4.F" style:family="table-column">
      <style:table-column-properties style:column-width="2.54cm" style:rel-column-width="10756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F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2">
      <style:text-properties fo:font-weight="bold" style:font-weight-asian="bold" style:font-weight-complex="bold"/>
    </style:style>
    <style:style style:name="P4" style:family="paragraph" style:parent-style-name="Standard" style:list-style-name="L3">
      <style:text-properties fo:font-weight="bold" style:font-weight-asian="bold" style:font-weight-complex="bold"/>
    </style:style>
    <style:style style:name="P5" style:family="paragraph" style:parent-style-name="Standard" style:list-style-name="L4">
      <style:text-properties fo:font-weight="bold" style:font-weight-asian="bold" style:font-weight-complex="bold"/>
    </style:style>
    <style:style style:name="P6" style:family="paragraph" style:parent-style-name="Standard" style:list-style-name="L5">
      <style:text-properties fo:font-weight="bold" style:font-weight-asian="bold" style:font-weight-complex="bold"/>
    </style:style>
    <style:style style:name="P7" style:family="paragraph" style:parent-style-name="Standard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text-overline-style="none" style:text-overline-color="font-color"/>
    </style:style>
    <style:style style:name="P8" style:family="paragraph">
      <style:paragraph-properties fo:text-align="center"/>
    </style:style>
    <style:style style:name="T1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text-overline-style="none" style:text-overline-color="font-color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ext:list xml:id="list4160082627859661510" text:style-name="L1">
        <text:list-item>
          <text:p text:style-name="P2">Messbereichserweiterung</text:p>
        </text:list-item>
      </text:list>
      <text:p text:style-name="Standard"/>
      <text:p text:style-name="Standard"><text:tab/>a)<text:tab/>Rges = 500Ω </text:p>
      <text:p text:style-name="Standard"><text:tab/><text:tab/>Rm = 5Ω <text:tab/><text:tab/>Im = 12mA</text:p>
      <text:p text:style-name="Standard"><text:tab/><text:tab/>Uges = 6V</text:p>
      <text:p text:style-name="Standard"><text:tab/><text:tab/>Rv = 500Ω - 5Ω </text:p>
      <text:p text:style-name="Standard"><draw:ellipse text:anchor-type="paragraph" draw:z-index="7" draw:style-name="gr1" draw:text-style-name="P8" svg:width="1.165cm" svg:height="1.086cm" svg:x="13.055cm" svg:y="0.453cm"><text:p/></draw:ellipse></text:p>
      <text:p text:style-name="Standard"><draw:rect text:anchor-type="paragraph" draw:z-index="0" draw:style-name="gr1" draw:text-style-name="P8" svg:width="1.509cm" svg:height="0.477cm" svg:x="9.377cm" svg:y="0.231cm"><text:p/></draw:rect><draw:line text:anchor-type="paragraph" draw:z-index="3" draw:style-name="gr1" draw:text-style-name="P8" svg:x1="8.477cm" svg:y1="0.442cm" svg:x2="9.377cm" svg:y2="0.416cm"><text:p/></draw:line><draw:line text:anchor-type="paragraph" draw:z-index="4" draw:style-name="gr1" draw:text-style-name="P8" svg:x1="8.477cm" svg:y1="0.416cm" svg:x2="8.424cm" svg:y2="2.215cm"><text:p/></draw:line><draw:line text:anchor-type="paragraph" draw:z-index="2" draw:style-name="gr1" draw:text-style-name="P8" svg:x1="14.219cm" svg:y1="0.469cm" svg:x2="15.357cm" svg:y2="0.469cm"><text:p/></draw:line><draw:line text:anchor-type="paragraph" draw:z-index="5" draw:style-name="gr1" draw:text-style-name="P8" svg:x1="15.382cm" svg:y1="0.443cm" svg:x2="15.356cm" svg:y2="2.253cm"><text:p/></draw:line><text:tab/><text:tab/>Skalenbereich</text:p>
      <text:p text:style-name="Standard"><draw:line text:anchor-type="paragraph" draw:z-index="1" draw:style-name="gr1" draw:text-style-name="P8" svg:x1="10.885cm" svg:y1="0.009cm" svg:x2="13.055cm" svg:y2="0.009cm"><text:p/></draw:line><draw:frame text:anchor-type="paragraph" draw:z-index="9" draw:style-name="gr2" svg:width="1.456cm" svg:height="0.556cm" svg:x="9.483cm" svg:y="0.432cm"><draw:text-box><text:p>Rv</text:p></draw:text-box></draw:frame></text:p>
      <text:p text:style-name="Standard"><draw:frame text:anchor-type="paragraph" draw:z-index="10" draw:style-name="gr2" svg:width="0.847cm" svg:height="0.556cm" svg:x="13.399cm" svg:y="0.21cm"><draw:text-box><text:p>Rm</text:p></draw:text-box></draw:frame><text:tab/><text:tab/>1,5V<text:tab/><text:tab/>25</text:p>
      <text:p text:style-name="Standard"><text:tab/><text:tab/>3V<text:tab/><text:tab/>60</text:p>
      <text:p text:style-name="Standard"><draw:ellipse text:anchor-type="paragraph" draw:z-index="6" draw:style-name="gr1" draw:text-style-name="P8" svg:width="0.345cm" svg:height="0.318cm" svg:x="8.239cm" svg:y="0.268cm"><text:p/></draw:ellipse><draw:ellipse text:anchor-type="paragraph" draw:z-index="8" draw:style-name="gr1" draw:text-style-name="P8" svg:width="0.345cm" svg:height="0.318cm" svg:x="15.171cm" svg:y="0.305cm"><text:p/></draw:ellipse><text:tab/><text:tab/>4,5V<text:tab/><text:tab/>90</text:p>
      <text:p text:style-name="Standard"><text:tab/><text:tab/>6V<text:tab/><text:tab/>120</text:p>
      <text:p text:style-name="Standard"/>
      <text:p text:style-name="Standard"><text:tab/><text:tab/></text:p>
      <text:p text:style-name="Standard"/>
      <text:p text:style-name="Standard"><draw:ellipse text:anchor-type="paragraph" draw:z-index="14" draw:style-name="gr1" draw:text-style-name="P8" svg:width="0.345cm" svg:height="0.318cm" svg:x="6.837cm" svg:y="0.189cm"><text:p/></draw:ellipse><draw:line text:anchor-type="paragraph" draw:z-index="17" draw:style-name="gr1" draw:text-style-name="P8" svg:x1="7.181cm" svg:y1="0.321cm" svg:x2="10.382cm" svg:y2="0.321cm"><text:p/></draw:line><draw:line text:anchor-type="paragraph" draw:z-index="22" draw:style-name="gr1" draw:text-style-name="P8" svg:x1="10.382cm" svg:y1="0.321cm" svg:x2="10.382cm" svg:y2="1.723cm"><text:p/></draw:line><text:tab/>b)<text:tab/>Rv = Rm</text:p>
      <text:p text:style-name="Standard"><text:tab/><text:tab/>Iges = 24mA</text:p>
      <text:p text:style-name="Standard"><draw:line text:anchor-type="paragraph" draw:z-index="18" draw:style-name="gr1" draw:text-style-name="P8" svg:x1="10.409cm" svg:y1="0.141cm" svg:x2="12.182cm" svg:y2="0.088cm"><text:p/></draw:line><draw:line text:anchor-type="paragraph" draw:z-index="24" draw:style-name="gr1" draw:text-style-name="P8" svg:x1="12.181cm" svg:y1="0.088cm" svg:x2="12.181cm" svg:y2="0.644cm"><text:p/></draw:line><text:tab/><text:tab/></text:p>
      <text:p text:style-name="Standard"><draw:rect text:anchor-type="paragraph" draw:z-index="11" draw:style-name="gr1" draw:text-style-name="P8" svg:width="0.503cm" svg:height="1.191cm" svg:x="11.943cm" svg:y="0.157cm"><text:p/></draw:rect><draw:ellipse text:anchor-type="paragraph" draw:z-index="12" draw:style-name="gr1" draw:text-style-name="P8" svg:width="1.059cm" svg:height="1.138cm" svg:x="9.8cm" svg:y="0.263cm"><text:p/></draw:ellipse><draw:frame text:anchor-type="paragraph" draw:z-index="26" draw:style-name="gr4" svg:width="0.9cm" svg:height="0.689cm" svg:x="12.764cm" svg:y="0.448cm"><draw:text-box><text:p>Rv</text:p></draw:text-box></draw:frame><text:tab/><text:tab/>Skalenbereich</text:p>
      <text:p text:style-name="Standard"><draw:frame text:anchor-type="paragraph" draw:z-index="25" draw:style-name="gr3" svg:width="0.953cm" svg:height="0.715cm" svg:x="8.848cm" svg:y="0.041cm"><draw:text-box><text:p>Rm</text:p></draw:text-box></draw:frame><text:tab/><text:tab/></text:p>
      <text:p text:style-name="Standard"><draw:line text:anchor-type="paragraph" draw:z-index="21" draw:style-name="gr1" draw:text-style-name="P8" svg:x1="10.276cm" svg:y1="2.147cm" svg:x2="10.276cm" svg:y2="0.427cm"><text:p/></draw:line><draw:line text:anchor-type="paragraph" draw:z-index="23" draw:style-name="gr1" draw:text-style-name="P8" svg:x1="12.155cm" svg:y1="0.374cm" svg:x2="12.155cm" svg:y2="1.168cm"><text:p/></draw:line><text:tab/><text:tab/>6mA<text:tab/><text:tab/>32</text:p>
      <text:p text:style-name="Standard"><text:tab/><text:tab/>12mA<text:tab/><text:tab/>58</text:p>
      <text:p text:style-name="Standard"><draw:line text:anchor-type="paragraph" draw:z-index="19" draw:style-name="gr1" draw:text-style-name="P8" svg:x1="10.276cm" svg:y1="0.141cm" svg:x2="12.155cm" svg:y2="0.194cm"><text:p/></draw:line><text:tab/><text:tab/>18mA<text:tab/><text:tab/>90</text:p>
      <text:p text:style-name="Standard"><draw:rect text:anchor-type="paragraph" draw:z-index="13" draw:style-name="gr1" draw:text-style-name="P8" svg:width="1.456cm" svg:height="0.53cm" svg:x="7.789cm" svg:y="0.422cm"><text:p/></draw:rect><text:tab/><text:tab/>24mA<text:tab/><text:tab/>120</text:p>
      <text:p text:style-name="Standard"><draw:ellipse text:anchor-type="paragraph" draw:z-index="15" draw:style-name="gr1" draw:text-style-name="P8" svg:width="0.345cm" svg:height="0.318cm" svg:x="6.466cm" svg:y="0.014cm"><text:p/></draw:ellipse><draw:line text:anchor-type="paragraph" draw:z-index="16" draw:style-name="gr1" draw:text-style-name="P8" svg:x1="6.81cm" svg:y1="0.199cm" svg:x2="7.789cm" svg:y2="0.199cm"><text:p/></draw:line><draw:line text:anchor-type="paragraph" draw:z-index="20" draw:style-name="gr1" draw:text-style-name="P8" svg:x1="9.245cm" svg:y1="0.199cm" svg:x2="10.277cm" svg:y2="0.199cm"><text:p/></draw:line></text:p>
      <text:p text:style-name="Standard"><draw:frame text:anchor-type="paragraph" draw:z-index="27" draw:style-name="gr5" svg:width="1.271cm" svg:height="0.795cm" svg:x="8.107cm" svg:y="0.162cm"><draw:text-box><text:p>R400</text:p></draw:text-box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list xml:id="list3516777672425624548" text:style-name="L2">
        <text:list-item>
          <text:p text:style-name="P3">Zweipoltheorie</text:p>
        </text:list-item>
      </text:list>
      <text:p text:style-name="Standard"><text:tab/>2.1.<text:tab/></text:p>
      <text:p text:style-name="Standard"><text:tab/><text:tab/>Ri =<text:tab/>0,7941kΩ </text:p>
      <text:p text:style-name="Standard"><text:tab/><text:tab/>Im =<text:tab/>10V</text:p>
      <text:p text:style-name="Standard"><text:tab/><text:tab/>Ik =<text:tab/>12,7mA</text:p>
      <text:p text:style-name="Standard"/>
      <text:p text:style-name="Standard"/>
      <text:p text:style-name="Standard"><text:tab/>2.2.</text:p>
      <text:p text:style-name="Standard"><text:tab/><text:tab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 table:number-columns-repeated="2"/>
        <table:table-column table:style-name="Tabelle1.F"/>
        <table:table-row>
          <table:table-cell table:style-name="Tabelle1.A1" table:number-columns-spanned="2" office:value-type="string">
            <text:p text:style-name="Table_20_Contents">a) Ra = 220Ω </text:p>
          </table:table-cell>
          <table:covered-table-cell/>
          <table:table-cell table:style-name="Tabelle1.A1" table:number-columns-spanned="2" office:value-type="string">
            <text:p text:style-name="Table_20_Contents">b) Ra = 680Ω </text:p>
          </table:table-cell>
          <table:covered-table-cell/>
          <table:table-cell table:style-name="Tabelle1.E1" table:number-columns-spanned="2" office:value-type="string">
            <text:p text:style-name="Table_20_Contents">c) Ra = 1,5kΩ </text:p>
          </table:table-cell>
          <table:covered-table-cell/>
        </table:table-row>
        <table:table-row>
          <table:table-cell table:style-name="Tabelle1.A2" office:value-type="string">
            <text:p text:style-name="Table_20_Contents">Ua/V 2,22</text:p>
          </table:table-cell>
          <table:table-cell table:style-name="Tabelle1.A2" office:value-type="string">
            <text:p text:style-name="Table_20_Contents">Ia/mA 12,14</text:p>
          </table:table-cell>
          <table:table-cell table:style-name="Tabelle1.A2" office:value-type="string">
            <text:p text:style-name="Table_20_Contents">Ua/V 4,72</text:p>
          </table:table-cell>
          <table:table-cell table:style-name="Tabelle1.A2" office:value-type="string">
            <text:p text:style-name="Table_20_Contents">Ia/mA 12,53</text:p>
          </table:table-cell>
          <table:table-cell table:style-name="Tabelle1.A2" office:value-type="string">
            <text:p text:style-name="Table_20_Contents">Ua/V 6,69</text:p>
          </table:table-cell>
          <table:table-cell table:style-name="Tabelle1.F2" office:value-type="string">
            <text:p text:style-name="Table_20_Contents">Ia/mA 12,64</text:p>
          </table:table-cell>
        </table:table-row>
      </table:table>
      <text:p text:style-name="Standard"/>
      <text:p text:style-name="Standard"><text:tab/>a)<text:tab/>Rges<text:tab/>= R1 + ( R2 * R3 ) / ( R2 + R3 )</text:p>
      <text:p text:style-name="Standard"><text:tab/><text:tab/><text:tab/>= 470 + ( 1000 * 330 ) / ( 1000 + 330 )</text:p>
      <text:p text:style-name="Standard"><text:tab/><text:tab/><text:tab/>= 718,1203008 Ω </text:p>
      <text:p text:style-name="Standard"/>
      <text:p text:style-name="Standard"><text:tab/><text:tab/>Ik<text:tab/>= ( Ul / Rges ) * 1000</text:p>
      <text:p text:style-name="Standard"><text:tab/><text:tab/><text:tab/>= ( 10 / 718,120300 ) * 1000</text:p>
      <text:p text:style-name="Standard"><text:tab/><text:tab/><text:tab/>= 13,92524343 mA</text:p>
      <text:p text:style-name="Standard"/>
      <text:p text:style-name="Standard"><text:tab/><text:tab/>Ul<text:tab/>= Rges * Ik / 1000</text:p>
      <text:p text:style-name="Standard"><text:tab/><text:tab/><text:tab/>= 718,120300 * 13,92524343 / 1000</text:p>
      <text:p text:style-name="Standard"><text:tab/><text:tab/><text:tab/>= 10 V</text:p>
      <text:p text:style-name="Standard"/>
      <text:p text:style-name="Standard"><text:tab/>b,c)</text:p>
      <text:p text:style-name="Standard"><text:tab/></text:p>
      <text:p text:style-name="Standard"><draw:frame draw:style-name="fr1" draw:name="Objekt1" text:anchor-type="paragraph" svg:width="12.702cm" svg:height="7.752cm" draw:z-index="28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text:tab/><text:tab/></text:p>
      <text:p text:style-name="Standard"/>
      <text:p text:style-name="Standard"/>
      <text:p text:style-name="Standard"><text:soft-page-break/></text:p>
      <text:p text:style-name="Standard"><text:tab/>zu 2 b,c)</text:p>
      <text:p text:style-name="Standard"><text:tab/><text:tab/></text:p>
      <text:p text:style-name="Standard"><text:tab/><text:tab/>Pges<text:tab/>= Ul * Ik / 1000</text:p>
      <text:p text:style-name="Standard"><text:tab/><text:tab/><text:tab/>= 10V * 12,7maA / 1000</text:p>
      <text:p text:style-name="Standard"><text:tab/><text:tab/><text:tab/>= 0,13</text:p>
      <text:p text:style-name="Standard"/>
      <text:p text:style-name="Standard"><text:tab/><text:tab/>P a)<text:tab/>= Ua * Ia / 1000</text:p>
      <text:p text:style-name="Standard"><text:tab/><text:tab/><text:tab/>= 2,22V * 12,14mA / 1000</text:p>
      <text:p text:style-name="Standard"><text:tab/><text:tab/><text:tab/>= 0,03</text:p>
      <text:p text:style-name="Standard"/>
      <text:p text:style-name="Standard"><text:tab/><text:tab/>P b)<text:tab/>= Ua * Ia / 1000</text:p>
      <text:p text:style-name="Standard"><text:tab/><text:tab/><text:tab/>= 4,72V * 12,53mA / 1000</text:p>
      <text:p text:style-name="Standard"><text:tab/><text:tab/><text:tab/>= 0,06</text:p>
      <text:p text:style-name="Standard"/>
      <text:p text:style-name="Standard"><text:tab/><text:tab/>P c)<text:tab/>= Ua * Ia / 1000</text:p>
      <text:p text:style-name="Standard"><text:tab/><text:tab/><text:tab/>= 6,69V * 12,64mA / 1000</text:p>
      <text:p text:style-name="Standard"><text:tab/><text:tab/><text:tab/>= 0,08</text:p>
      <text:p text:style-name="Standard"/>
      <text:p text:style-name="Standard"><text:tab/><text:tab/><text:span text:style-name="T1">η a)<text:tab/>= Pa / Pges * 100</text:span></text:p>
      <text:p text:style-name="P7"><text:tab/><text:tab/><text:tab/>= 0,03 / 0,13 * 100</text:p>
      <text:p text:style-name="P7"><text:tab/><text:tab/><text:tab/>= 21,22</text:p>
      <text:p text:style-name="P7"/>
      <text:p text:style-name="Standard"><text:tab/><text:tab/><text:span text:style-name="T1">η b)<text:tab/>= Pb / Pges * 100</text:span></text:p>
      <text:p text:style-name="P7"><text:tab/><text:tab/><text:tab/>= 0,06 / 0,13 * 100</text:p>
      <text:p text:style-name="P7"><text:tab/><text:tab/><text:tab/>= 46,57</text:p>
      <text:p text:style-name="P7"/>
      <text:p text:style-name="Standard"><text:tab/><text:tab/><text:span text:style-name="T1">η c)<text:tab/>= Pc / Pges * 100</text:span></text:p>
      <text:p text:style-name="P7"><text:tab/><text:tab/><text:tab/>= 0,08 / 0,13 * 100</text:p>
      <text:p text:style-name="P7"><text:tab/><text:tab/><text:tab/>= 66,58</text:p>
      <text:p text:style-name="Standard"/>
      <text:p text:style-name="Standard"><text:tab/>Bei mehr Spannung hat der Verbraucher einen höheren Wirkungsgrad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list xml:id="list5828054994807240833" text:style-name="L3">
        <text:list-item>
          <text:p text:style-name="P4">Überlagerungssatz</text:p>
        </text:list-item>
      </text:list>
      <text:p text:style-name="Standard"><text:tab/></text:p>
      <text:p text:style-name="Standard"><text:tab/></text:p>
      <table:table table:name="Tabelle2" table:style-name="Tabelle2">
        <table:table-column table:style-name="Tabelle2.A"/>
        <table:table-column table:style-name="Tabelle2.B"/>
        <table:table-column table:style-name="Tabelle2.C" table:number-columns-repeated="2"/>
        <table:table-column table:style-name="Tabelle2.E"/>
        <table:table-column table:style-name="Tabelle2.F"/>
        <table:table-column table:style-name="Tabelle2.G"/>
        <table:table-row>
          <table:table-cell table:style-name="Tabelle2.A1" office:value-type="string">
            <text:p text:style-name="Table_20_Contents">Nr.</text:p>
          </table:table-cell>
          <table:table-cell table:style-name="Tabelle2.A1" office:value-type="string">
            <text:p text:style-name="Table_20_Contents">Wirksame</text:p>
            <text:p text:style-name="Table_20_Contents">Quellen</text:p>
          </table:table-cell>
          <table:table-cell table:style-name="Tabelle2.A1" office:value-type="string">
            <text:p text:style-name="Table_20_Contents">Ur1/V</text:p>
          </table:table-cell>
          <table:table-cell table:style-name="Tabelle2.A1" office:value-type="string">
            <text:p text:style-name="Table_20_Contents">Ur2/V</text:p>
          </table:table-cell>
          <table:table-cell table:style-name="Tabelle2.A1" office:value-type="string">
            <text:p text:style-name="Table_20_Contents">Ur3/V</text:p>
          </table:table-cell>
          <table:table-cell table:style-name="Tabelle2.A1" office:value-type="string">
            <text:p text:style-name="Table_20_Contents">Ur4/V</text:p>
          </table:table-cell>
          <table:table-cell table:style-name="Tabelle2.G1" office:value-type="string">
            <text:p text:style-name="Table_20_Contents">Ir4/mA</text:p>
          </table:table-cell>
        </table:table-row>
        <table:table-row>
          <table:table-cell table:style-name="Tabelle2.A2" office:value-type="float" office:value="1">
            <text:p text:style-name="Table_20_Contents">1</text:p>
          </table:table-cell>
          <table:table-cell table:style-name="Tabelle2.B2" office:value-type="string">
            <text:p text:style-name="Table_20_Contents">Uq1 und Uq2</text:p>
          </table:table-cell>
          <table:table-cell table:style-name="Tabelle2.A2" office:value-type="float" office:value="2.49">
            <text:p text:style-name="Table_20_Contents">2,49</text:p>
          </table:table-cell>
          <table:table-cell table:style-name="Tabelle2.A2" office:value-type="float" office:value="-2.61">
            <text:p text:style-name="Table_20_Contents">-2,61</text:p>
          </table:table-cell>
          <table:table-cell table:style-name="Tabelle2.A2" office:value-type="float" office:value="8.63">
            <text:p text:style-name="Table_20_Contents">8,63</text:p>
          </table:table-cell>
          <table:table-cell table:style-name="Tabelle2.A2" office:value-type="float" office:value="-4.03">
            <text:p text:style-name="Table_20_Contents">-4,03</text:p>
          </table:table-cell>
          <table:table-cell table:style-name="Tabelle2.G2" office:value-type="float" office:value="85.33">
            <text:p text:style-name="Table_20_Contents">85,33</text:p>
          </table:table-cell>
        </table:table-row>
        <table:table-row>
          <table:table-cell table:style-name="Tabelle2.A2" office:value-type="float" office:value="2">
            <text:p text:style-name="Table_20_Contents">2</text:p>
          </table:table-cell>
          <table:table-cell table:style-name="Tabelle2.B2" office:value-type="string">
            <text:p text:style-name="Table_20_Contents">Nur Uq1</text:p>
          </table:table-cell>
          <table:table-cell table:style-name="Tabelle2.A2" office:value-type="float" office:value="4.13">
            <text:p text:style-name="Table_20_Contents">4,13</text:p>
          </table:table-cell>
          <table:table-cell table:style-name="Tabelle2.A2" office:value-type="float" office:value="-11.02">
            <text:p text:style-name="Table_20_Contents">-11,02</text:p>
          </table:table-cell>
          <table:table-cell table:style-name="Tabelle2.A2" office:value-type="float" office:value="7.52">
            <text:p text:style-name="Table_20_Contents">7,52</text:p>
          </table:table-cell>
          <table:table-cell table:style-name="Tabelle2.A2" office:value-type="float" office:value="-3.53">
            <text:p text:style-name="Table_20_Contents">-3,53</text:p>
          </table:table-cell>
          <table:table-cell table:style-name="Tabelle2.G2" office:value-type="float" office:value="74.3">
            <text:p text:style-name="Table_20_Contents">74,3</text:p>
          </table:table-cell>
        </table:table-row>
        <table:table-row>
          <table:table-cell table:style-name="Tabelle2.A2" office:value-type="float" office:value="3">
            <text:p text:style-name="Table_20_Contents">3</text:p>
          </table:table-cell>
          <table:table-cell table:style-name="Tabelle2.B2" office:value-type="string">
            <text:p text:style-name="Table_20_Contents">Nur Uq2</text:p>
          </table:table-cell>
          <table:table-cell table:style-name="Tabelle2.A2" office:value-type="float" office:value="-1.64">
            <text:p text:style-name="Table_20_Contents">-1,64</text:p>
          </table:table-cell>
          <table:table-cell table:style-name="Tabelle2.A2" office:value-type="float" office:value="8.43">
            <text:p text:style-name="Table_20_Contents">8,43</text:p>
          </table:table-cell>
          <table:table-cell table:style-name="Tabelle2.A2" office:value-type="float" office:value="1.11">
            <text:p text:style-name="Table_20_Contents">1,11</text:p>
          </table:table-cell>
          <table:table-cell table:style-name="Tabelle2.A2" office:value-type="float" office:value="-0.52">
            <text:p text:style-name="Table_20_Contents">-0,52</text:p>
          </table:table-cell>
          <table:table-cell table:style-name="Tabelle2.G2" office:value-type="float" office:value="11.06">
            <text:p text:style-name="Table_20_Contents">11,06</text:p>
          </table:table-cell>
        </table:table-row>
        <table:table-row>
          <table:table-cell table:style-name="Tabelle2.A2" office:value-type="float" office:value="4">
            <text:p text:style-name="Table_20_Contents">4</text:p>
          </table:table-cell>
          <table:table-cell table:style-name="Tabelle2.B2" office:value-type="string">
            <text:p text:style-name="Table_20_Contents">Summe 2+3</text:p>
          </table:table-cell>
          <table:table-cell table:style-name="Tabelle2.B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  <table:table-cell table:style-name="Tabelle2.G5" office:value-type="string">
            <text:p text:style-name="Table_20_Contents"/>
          </table:table-cell>
        </table:table-row>
      </table:table>
      <text:p text:style-name="Standard"/>
      <text:p text:style-name="Standard"/>
      <text:list xml:id="list5972009144106187051" text:style-name="L4">
        <text:list-item>
          <text:p text:style-name="P5">Kirchhoffsche Sätze</text:p>
          <text:p text:style-name="P5">4.1 Knotenpunktsatz</text:p>
        </text:list-item>
      </text:list>
      <text:p text:style-name="Standard"><text:tab/></text:p>
      <text:p text:style-name="Standard"><text:tab/>a)</text:p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Table_20_Contents">Ir1/mA</text:p>
          </table:table-cell>
          <table:table-cell table:style-name="Tabelle3.A1" office:value-type="string">
            <text:p text:style-name="Table_20_Contents">Ir2/mA</text:p>
          </table:table-cell>
          <table:table-cell table:style-name="Tabelle3.A1" office:value-type="string">
            <text:p text:style-name="Table_20_Contents">Ir3/mA</text:p>
          </table:table-cell>
          <table:table-cell table:style-name="Tabelle3.D1" office:value-type="string">
            <text:p text:style-name="Standard"><text:bookmark text:name="MathJax-Element-3-Frame"/><text:bookmark text:name="MathJax-Span-7"/><text:bookmark text:name="MathJax-Span-8"/><text:bookmark text:name="MathJax-Span-9"/><text:bookmark text:name="MathJax-Span-10"/>∑ I/mA</text:p>
          </table:table-cell>
        </table:table-row>
        <table:table-row>
          <table:table-cell table:style-name="Tabelle3.A2" office:value-type="float" office:value="110.3">
            <text:p text:style-name="Table_20_Contents">110,3</text:p>
          </table:table-cell>
          <table:table-cell table:style-name="Tabelle3.A2" office:value-type="float" office:value="-24.3">
            <text:p text:style-name="Table_20_Contents">-24,3</text:p>
          </table:table-cell>
          <table:table-cell table:style-name="Tabelle3.A2" office:value-type="float" office:value="-85.3">
            <text:p text:style-name="Table_20_Contents">-85,3</text:p>
          </table:table-cell>
          <table:table-cell table:style-name="Tabelle3.D2" office:value-type="float" office:value="0.7">
            <text:p text:style-name="Table_20_Contents">0,7</text:p>
          </table:table-cell>
        </table:table-row>
      </table:table>
      <text:p text:style-name="Standard"/>
      <text:p text:style-name="Standard"><text:tab/>b) Ir1 + Ir2 + Ir3 ~ 0</text:p>
      <text:p text:style-name="Standard"/>
      <text:list xml:id="list7611205859010800956" text:style-name="L5">
        <text:list-item>
          <text:list>
            <text:list-item>
              <text:p text:style-name="P6">Maschensatz</text:p>
            </text:list-item>
          </text:list>
        </text:list-item>
      </text:list>
      <text:p text:style-name="Standard"/>
      <text:p text:style-name="Standard"><text:tab/>a)</text:p>
      <text:p text:style-name="Standard"><text:tab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Table_20_Contents">Masche 1</text:p>
          </table:table-cell>
          <table:table-cell table:style-name="Tabelle4.A1" office:value-type="string">
            <text:p text:style-name="Table_20_Contents">Ur1/V -2,48</text:p>
          </table:table-cell>
          <table:table-cell table:style-name="Tabelle4.A1" office:value-type="string">
            <text:p text:style-name="Table_20_Contents">Ur2/V -2,61</text:p>
          </table:table-cell>
          <table:table-cell table:style-name="Tabelle4.A1" office:value-type="string">
            <text:p text:style-name="Table_20_Contents">Uq2/V -10</text:p>
          </table:table-cell>
          <table:table-cell table:style-name="Tabelle4.A1" office:value-type="string">
            <text:p text:style-name="Table_20_Contents">Uq1/V 15,16</text:p>
          </table:table-cell>
          <table:table-cell table:style-name="Tabelle4.F1" office:value-type="string">
            <text:p text:style-name="Standard"><text:bookmark text:name="MathJax-Element-3-Frame1"/><text:bookmark text:name="MathJax-Span-71"/><text:bookmark text:name="MathJax-Span-81"/><text:bookmark text:name="MathJax-Span-91"/><text:bookmark text:name="MathJax-Span-101"/>∑ U 0,07V</text:p>
          </table:table-cell>
        </table:table-row>
        <table:table-row>
          <table:table-cell table:style-name="Tabelle4.A2" office:value-type="string">
            <text:p text:style-name="Table_20_Contents">Masche 2</text:p>
          </table:table-cell>
          <table:table-cell table:style-name="Tabelle4.A2" office:value-type="string">
            <text:p text:style-name="Table_20_Contents">Ur2/V -2,61</text:p>
          </table:table-cell>
          <table:table-cell table:style-name="Tabelle4.A2" office:value-type="string">
            <text:p text:style-name="Table_20_Contents">Ur3/V 8,63</text:p>
          </table:table-cell>
          <table:table-cell table:style-name="Tabelle4.A2" office:value-type="string">
            <text:p text:style-name="Table_20_Contents">Ur4/V 4,03</text:p>
          </table:table-cell>
          <table:table-cell table:style-name="Tabelle4.A2" office:value-type="string">
            <text:p text:style-name="Table_20_Contents">Uq2/V -10</text:p>
          </table:table-cell>
          <table:table-cell table:style-name="Tabelle4.F2" office:value-type="string">
            <text:p text:style-name="Standard"><text:bookmark text:name="MathJax-Element-3-Frame2"/><text:bookmark text:name="MathJax-Span-72"/><text:bookmark text:name="MathJax-Span-82"/><text:bookmark text:name="MathJax-Span-92"/><text:bookmark text:name="MathJax-Span-102"/>∑ U 0,05V</text:p>
          </table:table-cell>
        </table:table-row>
      </table:table>
      <text:p text:style-name="Standard"><text:tab/></text:p>
      <text:p text:style-name="Standard"><text:tab/>b) Masche 1<text:tab/>= Ur1 + Ur2 + Uq2 + Uq1 ~ 0</text:p>
      <text:p text:style-name="Standard"><text:tab/> <text:s text:c="3"/>Masche 2<text:tab/>= Ur2 + Ur3 + Ur4 + Uq2 ~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de" style:country-asian="DE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de" style:country-asian="DE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Dercio Cipriano 21349</text:p>
        <text:p text:style-name="Header">Max Henschell 2137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Dercio Cipriano, BAIN-7_14</meta:initial-creator>
    <meta:creation-date>2015-04-13T10:09:00Z</meta:creation-date>
    <dc:date>2015-05-19T13:03:26.09</dc:date>
    <meta:editing-cycles>7</meta:editing-cycles>
    <meta:editing-duration>PT2H6M34S</meta:editing-duration>
    <meta:document-statistic meta:table-count="4" meta:image-count="0" meta:object-count="1" meta:page-count="4" meta:paragraph-count="140" meta:word-count="396" meta:character-count="166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Desktop/gedöns/Desktop/gedöns/Schule/E-Technik/Praktikum%201a.odt/Normal.dotm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false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53cm" svg:stroke-color="#a5a5a5" draw:fill="none" draw:fill-color="#a5a5a5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53cm" svg:stroke-color="#ffc000" draw:fill="none" draw:fill-color="#ffc000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2.701cm" svg:height="7.752cm" xlink:href="." xlink:type="simple" chart:class="chart:scatter" chart:style-name="ch1">
        <chart:legend chart:legend-position="end" svg:x="9.582cm" svg:y="2.884cm" style:legend-expansion="high" chart:style-name="ch2"/>
        <chart:plot-area chart:style-name="ch3" chart:data-source-has-labels="both" svg:x="1.314cm" svg:y="0.755cm" svg:width="7.76cm" svg:height="5.812cm">
          <chartooo:coordinate-region svg:x="1.883cm" svg:y="0.942cm" svg:width="7.03cm" svg:height="5.005cm"/>
          <chart:axis chart:dimension="x" chart:name="primary-x" chart:style-name="ch4" chartooo:axis-type="auto">
            <chart:title svg:x="4.759cm" svg:y="6.723cm" chart:style-name="ch5">
              <text:p>I in A</text:p>
            </chart:title>
            <chart:categories table:cell-range-address="local-table.$A$2:.$A$4"/>
            <chart:grid chart:style-name="ch6" chart:class="major"/>
          </chart:axis>
          <chart:axis chart:dimension="y" chart:name="primary-y" chart:style-name="ch7">
            <chart:title svg:x="0.451cm" svg:y="4.149cm" chart:style-name="ch8">
              <text:p>U in V</text:p>
            </chart:title>
            <chart:grid chart:style-name="ch6" chart:class="major"/>
          </chart:axis>
          <chart:series chart:style-name="ch9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series chart:style-name="ch10" chart:values-cell-range-address="local-table.$E$2:.$E$4" chart:label-cell-address="local-table.$E$1" chart:class="chart:scatter">
            <chart:domain table:cell-range-address="local-table.$D$2:.$D$4"/>
            <chart:data-point chart:repeated="3"/>
          </chart:series>
          <chart:series chart:style-name="ch11" chart:values-cell-range-address="local-table.$G$2:.$G$4" chart:label-cell-address="local-table.$G$1" chart:class="chart:scatter">
            <chart:domain table:cell-range-address="local-table.$F$2:.$F$4"/>
            <chart:data-point chart:repeated="3"/>
          </chart:series>
          <chart:series chart:style-name="ch12" chart:values-cell-range-address="local-table.$I$2:.$I$4" chart:label-cell-address="local-table.$I$1" chart:class="chart:scatter">
            <chart:domain table:cell-range-address="local-table.$H$2:.$H$4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I Kennlinie</text:p>
              </table:table-cell>
              <table:table-cell office:value-type="string">
                <text:p/>
              </table:table-cell>
              <table:table-cell office:value-type="string">
                <text:p>a)</text:p>
              </table:table-cell>
              <table:table-cell office:value-type="string">
                <text:p/>
              </table:table-cell>
              <table:table-cell office:value-type="string">
                <text:p>b)</text:p>
              </table:table-cell>
              <table:table-cell office:value-type="string">
                <text:p/>
              </table:table-cell>
              <table:table-cell office:value-type="string">
                <text:p>c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12.14">
                <text:p>12.14</text:p>
              </table:table-cell>
              <table:table-cell office:value-type="float" office:value="2.22">
                <text:p>2.22</text:p>
              </table:table-cell>
              <table:table-cell office:value-type="float" office:value="12.53">
                <text:p>12.53</text:p>
              </table:table-cell>
              <table:table-cell office:value-type="float" office:value="4.72">
                <text:p>4.72</text:p>
              </table:table-cell>
              <table:table-cell office:value-type="float" office:value="12.64">
                <text:p>12.64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